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, verdana"/>
    <style:font-face style:name="LiberationSerif-Bold" svg:font-family="LiberationSerif-Bold" style:font-family-generic="roman"/>
    <style:font-face style:name="LiberationSerif-Regular" svg:font-family="LiberationSerif-Regular" style:font-family-generic="roman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color="#8be334" fo:font-size="11.5pt" style:font-size-asian="11.5pt" style:font-size-complex="11.5pt"/>
    </style:style>
    <style:style style:name="T2" style:family="text">
      <style:text-properties fo:color="#ffffff" style:font-name="LiberationSerif-Regular" fo:font-size="26pt" style:font-name-asian="LiberationSerif-Regular" style:font-size-asian="26pt" style:font-name-complex="LiberationSerif-Regular" style:font-size-complex="26pt"/>
    </style:style>
    <style:style style:name="T3" style:family="text">
      <style:text-properties fo:color="#ffff00" style:font-name="LiberationSans-Regular" fo:font-size="18pt" style:font-name-asian="LiberationSans-Regular" style:font-size-asian="18pt" style:font-name-complex="LiberationSans-Regular" style:font-size-complex="18pt"/>
    </style:style>
    <style:style style:name="T4" style:family="text">
      <style:text-properties style:font-name="book antiqua"/>
    </style:style>
    <style:style style:name="T5" style:family="text">
      <style:text-properties style:font-name="book antiqua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S</text:p>
      <text:p text:style-name="Standard"/>
      <text:p text:style-name="Standard"><text:span text:style-name="T4"><text:line-break/></text:span><text:bookmark text:name="navstar"/>GPS (Global Positioning System) </text:p>
      <text:p text:style-name="Standard"/>
      <text:p text:style-name="Standard">Zasada działania</text:p>
      <text:p text:style-name="Standard"/>
      <text:p text:style-name="Standard">Dokładność systemu GPS</text:p>
      <text:p text:style-name="Standard"/>
      <text:p text:style-name="Standard">Parser logów GPS:</text:p>
      <text:p text:style-name="Standard">● zaimplementowany jako biblioteka w C# zgodny ze standardem</text:p>
      <text:p text:style-name="Standard">NMEA,</text:p>
      <text:p text:style-name="Standard">● umożliwia przeprowadzanie symulacji tzn. zamiast pobierać</text:p>
      <text:p text:style-name="Standard">dane z GPS można wskazać plik z logami,</text:p>
      <text:p text:style-name="Standard">● GPS w systemie jest dostępny jest jako port COM,</text:p>
      <text:p text:style-name="Standard">● standard NMEA definiuje interfejs protokołu komunikacji z</text:p>
      <text:p text:style-name="Standard">odbiornikiem GPS,</text:p>
      <text:p text:style-name="Standard">● Przykładowe dane z GPSu:</text:p>
      <text:p text:style-name="Standard">$GPGSV,3,3,12,24,09,086,,18,06,243,31,02,03,117,,28,01,064,33*7C</text:p>
      <text:p text:style-name="Standard">$GPRMC,125757.244,A,5005.4846,N,01956.5834,E,,200.59,080808,,,A*78</text:p>
      <text:p text:style-name="Standard">$GPGGA,125758.244,5005.4846,N,01956.5834,E,1,03,1.9,-42.0,M,42.0,M,,0000*4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book antiqua" svg:font-family="'book antiqua', verdana"/>
    <style:font-face style:name="LiberationSerif-Bold" svg:font-family="LiberationSerif-Bold" style:font-family-generic="roman"/>
    <style:font-face style:name="LiberationSerif-Regular" svg:font-family="LiberationSerif-Regular" style:font-family-generic="roman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6:01:09.51</meta:creation-date>
    <dc:date>2009-05-12T16:07:25.12</dc:date>
    <dc:creator>m d</dc:creator>
    <meta:editing-duration>PT00H06M19S</meta:editing-duration>
    <meta:editing-cycles>7</meta:editing-cycles>
    <meta:generator>OpenOffice.org/3.0$Win32 OpenOffice.org_project/300m15$Build-9379</meta:generator>
    <meta:document-statistic meta:table-count="0" meta:image-count="0" meta:object-count="0" meta:page-count="1" meta:paragraph-count="16" meta:word-count="66" meta:character-count="611"/>
  </office:meta>
</office:document-meta>
</file>